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43afc" officeooo:paragraph-rsid="00371301" fo:background-color="#99ff66"/>
    </style:style>
    <style:style style:name="P7" style:family="paragraph" style:parent-style-name="Text_20_body">
      <style:text-properties officeooo:rsid="003291ca" officeooo:paragraph-rsid="003291ca" fo:background-color="#99ff66"/>
    </style:style>
    <style:style style:name="P8" style:family="paragraph" style:parent-style-name="Text_20_body">
      <style:text-properties officeooo:paragraph-rsid="002eb085" fo:background-color="#99ff66"/>
    </style:style>
    <style:style style:name="P9" style:family="paragraph" style:parent-style-name="Text_20_body">
      <style:text-properties officeooo:rsid="0013a100" officeooo:paragraph-rsid="0013a100"/>
    </style:style>
    <style:style style:name="P10" style:family="paragraph" style:parent-style-name="Text_20_body">
      <style:text-properties officeooo:rsid="002dcbe8" officeooo:paragraph-rsid="002dcbe8"/>
    </style:style>
    <style:style style:name="P11" style:family="paragraph" style:parent-style-name="Text_20_body">
      <style:text-properties officeooo:rsid="002eb085" officeooo:paragraph-rsid="0030980a" fo:background-color="transparent"/>
    </style:style>
    <style:style style:name="P12" style:family="paragraph" style:parent-style-name="Text_20_body">
      <style:text-properties officeooo:paragraph-rsid="0030980a"/>
    </style:style>
    <style:style style:name="P13" style:family="paragraph" style:parent-style-name="Text_20_body">
      <style:text-properties officeooo:rsid="00255033" officeooo:paragraph-rsid="00255033"/>
    </style:style>
    <style:style style:name="P14" style:family="paragraph" style:parent-style-name="Text_20_body">
      <style:text-properties officeooo:rsid="00243afc" officeooo:paragraph-rsid="0022a079"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261e24"/>
    </style:style>
    <style:style style:name="T6" style:family="text">
      <style:text-properties officeooo:rsid="002d8938"/>
    </style:style>
    <style:style style:name="T7" style:family="text">
      <style:text-properties officeooo:rsid="0030980a" fo:background-color="transparent" loext:char-shading-value="0"/>
    </style:style>
    <style:style style:name="T8" style:family="text">
      <style:text-properties officeooo:rsid="0030cb59"/>
    </style:style>
    <style:style style:name="T9" style:family="text">
      <style:text-properties officeooo:rsid="002eb085"/>
    </style:style>
    <style:style style:name="T10" style:family="text">
      <style:text-properties officeooo:rsid="0030980a"/>
    </style:style>
    <style:style style:name="T11" style:family="text">
      <style:text-properties officeooo:rsid="0038efbe"/>
    </style:style>
    <style:style style:name="T12" style:family="text">
      <style:text-properties officeooo:rsid="0022a0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9">Une page de statistiques indique le matériel le plus emprunté (nombre d’emprunts, durée), la durée moyenne d’emprunt, durée moyenne de réservation, etc etc.</text:p>
      <text:p text:style-name="P10">Une page indique le matériel en cours de réservation, en cours d’emprunt, non cloturé.</text:p>
      <text:p text:style-name="P14"><text:soft-page-break/>Si un utilisateur n’a pas signalé le retour de l’outil après la date de retour indiquée lors de la réservation, un mail lui est automatiquement envoyé à chaque début de semaine</text:p>
      <text:p text:style-name="P6">Si un matériel est réservé mais non emprunté, passé la date de fin de réservation, la réservation est automatiquement clôturée,</text:p>
      <text:p text:style-name="P5">Un utilisateur peut supprimer une réservation si l’emprunt n’a pas été effectué.</text:p>
      <text:p text:style-name="P11"><text:span text:style-name="T3">Un modérateur peut créer</text:span><text:span text:style-name="T2"> / modifier / supprimer une catégorie</text:span></text:p>
      <text:p text:style-name="P8"><text:span text:style-name="T9">un </text:span><text:span text:style-name="T10">modérateur</text:span><text:span text:style-name="T9"> peut créer / </text:span><text:span text:style-name="T8">modifier / supprimer</text:span><text:span text:style-name="T9"> un emplacement</text:span></text:p>
      <text:p text:style-name="P7"><text:span text:style-name="T9">u</text:span>n modérateur peut supprimer du matériel</text:p>
      <text:p text:style-name="P12">Bonus : un <text:span text:style-name="T7">modérateur</text:span> peut procéder à la réservation / emprunt / retour de n’importe quel utilisateur.</text:p>
      <text:p text:style-name="P13">A faire : Améliorer la gestion des droits utilisateurs <text:span text:style-name="T5">au niveau back-end pour plus de sécurité </text:span><text:span text:style-name="T6">(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13T16:45:05.564396474</dc:date>
    <meta:editing-duration>P1DT12H52M9S</meta:editing-duration>
    <meta:editing-cycles>28</meta:editing-cycles>
    <meta:generator>LibreOffice/6.4.7.2$Linux_X86_64 LibreOffice_project/40$Build-2</meta:generator>
    <meta:document-statistic meta:table-count="0" meta:image-count="0" meta:object-count="0" meta:page-count="2" meta:paragraph-count="27" meta:word-count="427" meta:character-count="2695" meta:non-whitespace-character-count="2295"/>
  </office:meta>
</office:document-meta>
</file>